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DecodePerformanc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DecodePerformanceTest.test_decode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jectDecodePerformanceTest.decodeToJavaBean( String text , Codec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